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1e6695" officeooo:paragraph-rsid="001e6695"/>
    </style:style>
    <style:style style:name="P2"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1e6695" officeooo:paragraph-rsid="001e6695" style:font-weight-asian="bold" style:font-weight-complex="bold"/>
    </style:style>
    <style:style style:name="P3" style:family="paragraph" style:parent-style-name="Standard">
      <style:paragraph-properties fo:line-height="200%" fo:text-align="left" style:justify-single-word="false" fo:text-indent="0.5in" style:auto-text-indent="true"/>
      <style:text-properties style:text-underline-style="none" fo:font-weight="normal" officeooo:rsid="001e6695" officeooo:paragraph-rsid="001e6695" style:font-weight-asian="normal" style:font-weight-complex="normal"/>
    </style:style>
    <style:style style:name="P4" style:family="paragraph" style:parent-style-name="Standard">
      <style:paragraph-properties fo:line-height="200%" fo:text-align="left" style:justify-single-word="false" fo:text-indent="0.5in" style:auto-text-indent="true"/>
      <style:text-properties fo:font-style="italic" style:text-underline-style="none" fo:font-weight="normal" officeooo:rsid="001edd49" officeooo:paragraph-rsid="001e6695" style:font-style-asian="italic" style:font-weight-asian="normal" style:font-style-complex="italic" style:font-weight-complex="normal"/>
    </style:style>
    <style:style style:name="P5" style:family="paragraph" style:parent-style-name="Standard">
      <style:paragraph-properties fo:line-height="200%" fo:text-align="left" style:justify-single-word="false" fo:text-indent="0.5in" style:auto-text-indent="true"/>
      <style:text-properties fo:font-style="normal" style:text-underline-style="none" fo:font-weight="normal" officeooo:rsid="001edd49" officeooo:paragraph-rsid="001e6695" style:font-style-asian="normal" style:font-weight-asian="normal" style:font-style-complex="normal" style:font-weight-complex="normal"/>
    </style:style>
    <style:style style:name="P6"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1edd49" officeooo:paragraph-rsid="001edd49" style:font-style-asian="normal" style:font-weight-asian="bold" style:font-style-complex="normal" style:font-weight-complex="bold"/>
    </style:style>
    <style:style style:name="P7" style:family="paragraph" style:parent-style-name="Standard">
      <style:paragraph-properties fo:line-height="200%" fo:text-align="left" style:justify-single-word="false" fo:text-indent="0.5in" style:auto-text-indent="true"/>
      <style:text-properties fo:font-style="normal" style:text-underline-style="none" fo:font-weight="normal" officeooo:rsid="001edd49" officeooo:paragraph-rsid="001edd49" style:font-style-asian="normal" style:font-weight-asian="normal" style:font-style-complex="normal" style:font-weight-complex="normal"/>
    </style:style>
    <style:style style:name="P8"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1fd9d9" officeooo:paragraph-rsid="001fd9d9" style:font-style-asian="normal" style:font-weight-asian="bold" style:font-style-complex="normal" style:font-weight-complex="bold"/>
    </style:style>
    <style:style style:name="P9" style:family="paragraph" style:parent-style-name="Standard">
      <style:paragraph-properties fo:line-height="200%" fo:text-align="left" style:justify-single-word="false" fo:text-indent="0.5in" style:auto-text-indent="true"/>
      <style:text-properties fo:font-style="normal" style:text-underline-style="none" fo:font-weight="normal" officeooo:rsid="001fd9d9" officeooo:paragraph-rsid="001fd9d9" style:font-style-asian="normal" style:font-weight-asian="normal" style:font-style-complex="normal" style:font-weight-complex="normal"/>
    </style:style>
    <style:style style:name="T1" style:family="text">
      <style:text-properties officeooo:rsid="001fd9d9"/>
    </style:style>
    <style:style style:name="T2" style:family="text">
      <style:text-properties officeooo:rsid="001edd49"/>
    </style:style>
    <style:style style:name="T3" style:family="text">
      <style:text-properties fo:font-style="italic" officeooo:rsid="001edd49"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7:13-20 - <text:span text:style-name="T1">Fruits</text:span></text:p>
      <text:p text:style-name="P2">Preface</text:p>
      <text:p text:style-name="P3"><text:tab/>Last week we spoke on the beginning of Matthew 7, in that sermon we talked about how that particular passage is for Christians not the world. We as Christians are supposed to judge the world. We are the moral compass to which the world lives by. If it were not for Jesus this world would be a lot worse. God is restraining Satan from completely taking over everything. We will see eventually in the end times how people will act without Christ and His servants on earth. This week we continue the final part of the sermon on the mount. <text:span text:style-name="T2">We will discuss the fruit of the Spirit and how to be discerning concerning false prophets</text:span></text:p>
      <text:p text:style-name="P2">Vs. 13-14</text:p>
      <text:p text:style-name="P3"><text:tab/>A. A lot of the sermon on the mount has phrases or popular sayings, this is another one of those sayings. For the Christian our way is often harder than the world.</text:p>
      <text:p text:style-name="P3"><text:tab/>B. When we look at the state of things, following the crowd is easier but often leads to ones self destruction. We can see this in “gender identity”, mental health issues, drug use, crime...etc.</text:p>
      <text:p text:style-name="P3"><text:tab/>C. Here we see the hard truth. Although a lot of people claim Christ (less and less daily) there is only but a remnant that is truly Christian. </text:p>
      <text:p text:style-name="P3"><text:tab/>D. This life life is not easy and we will often come up against those who seek our destruction.</text:p>
      <text:p text:style-name="P2">Vs. 15</text:p>
      <text:p text:style-name="P3"><text:tab/>A. How many people in our lives have claimed to be Christians but they were ultimately the ruin of a church or another believer?</text:p>
      <text:p text:style-name="P3"><text:tab/>B. People will claim there are many different forms of Christianity but there is truly only one. We have different denominations, but a true Christian has the same basic belief structure.</text:p>
      <text:p text:style-name="P3"><text:tab/>C. A false prophet or false teacher’s main job in a church is its destruction. Whether they know it or not, they deep down seek to destroy other believers.</text:p>
      <text:p text:style-name="P2"/>
      <text:p text:style-name="P2"><text:soft-page-break/>Vs. 16</text:p>
      <text:p text:style-name="P3"><text:tab/><text:span text:style-name="T2">A. So how do we tell who is false or not? Easy by their fruits. Or do they have the fruit of the spirit. Notice I said fruit not fruits. It is all the same fruit. Galatians 5:22-23 states “</text:span><text:span text:style-name="T3">22 But the fruit of the Spirit is love, joy, peace, patience, gentleness, goodness, faith, 23 meekness, and self-control; against such there is no law.”</text:span></text:p>
      <text:p text:style-name="P4"><text:tab/><text:span text:style-name="T4">B. It is all one fruit because we have One God. There are times where we fail at these but for the most part all Christians have this in common. </text:span></text:p>
      <text:p text:style-name="P5"><text:tab/>C. If you have ever heard someone speak and you are not at peace with it, most of the time God is telling you something.</text:p>
      <text:p text:style-name="P6">Vs. 17-18</text:p>
      <text:p text:style-name="P7"><text:tab/>A. Jesus, like many others in every passage of time used things that the people of the day were familiar with. He uses the terms of fruit as they were an agrarian society. We can also recognize it as well since we live in a very farm heavy part of the world.</text:p>
      <text:p text:style-name="P7"><text:tab/>B. Jesus is telling us that if you are a true Christian you will bear good fruit. He does not say you might bear it, or sometimes you will bear it, He specifically says you will bear good fruit. </text:p>
      <text:p text:style-name="P7"><text:tab/>C. On the opposite spectrum. If you are not a Christian you will not bear good fruit, sure you may look like you are bearing fruit, but one must taste the fruit to see if it is good or not. That is where our discernment comes into play. </text:p>
      <text:p text:style-name="P7"><text:tab/>D. Remember Jesus here is talking about false prophets. It would be easy if they would come right out and say they are false but they are dressing up as sheep or Christians but they are really wolves seeking to destroy. So we must have spiritual discernment. </text:p>
      <text:p text:style-name="P7"><text:tab/>E. Both trees cannot produce good and bad fruit, a good tree produces good fruit and a bad tree produces bad fruit. A Christian produces things of God, and a non-Christian produces things of the world. It is the same in a lot of churches who are going with the things of society instead of staying the course of the Gospel.</text:p>
      <text:p text:style-name="P6"><text:soft-page-break/>Vs. 19-20</text:p>
      <text:p text:style-name="P7"><text:tab/>A. <text:span text:style-name="T1">Verse 19 is a warning, If you are a false Christian then you will be cast into the fire. This is not just agricultural speak it is a spiritual speaking. Jesus is warning those who profess Christ but fail to believe and trust in Him.</text:span></text:p>
      <text:p text:style-name="P7"><text:tab/><text:span text:style-name="T1">B. We must realize that most people we know have just enough religion to make themselves feel safe, but they were never saved.</text:span></text:p>
      <text:p text:style-name="P7"><text:tab/><text:span text:style-name="T1">C. You are who you truly are when you are alone. What are you doing? What are you thinking about? Does Christ work in you when you are not here or in front of others?</text:span></text:p>
      <text:p text:style-name="P7"><text:tab/><text:span text:style-name="T1">D. Some false prophets are easy to spot people like David Koresh from 1993, Jim Jones, Jehovah witnesses, the Pope...etc. (make a distinction between). People who are in these types of settings do not have the spiritual discernment to know. </text:span></text:p>
      <text:p text:style-name="P8">Ending</text:p>
      <text:p text:style-name="P9"><text:tab/>In closing, we find a warning from Christ, we see that the road for Christians is not going to be easy, but the reward for this hard road is much more than what the easy path can offer. We are told and shown time and time again that we must have spiritual discernment in all things. We get that by knowing the Word of God, believing every Word that is in the bible, and praying to God to help us in that aspect. We find that the closer we get to God the easier it is to spot falseness in people.</text:p>
      <text:p text:style-name="P8">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15:59:43.152035158</meta:creation-date>
    <dc:title>default</dc:title>
    <meta:editing-duration>PT1S</meta:editing-duration>
    <meta:editing-cycles>2</meta:editing-cycles>
    <meta:generator>LibreOffice/26.2.1.1$Linux_X86_64 LibreOffice_project/620$Build-1</meta:generator>
    <dc:date>2026-03-28T16:32:16.017461091</dc:date>
    <meta:document-statistic meta:table-count="0" meta:image-count="0" meta:object-count="0" meta:page-count="3" meta:paragraph-count="30" meta:word-count="941" meta:character-count="4937" meta:non-whitespace-character-count="3999"/>
    <meta:template xlink:type="simple" xlink:actuate="onRequest" xlink:title="default" xlink:href="../../../../../../Templates/default.ott" meta:date="2026-03-28T15:59:42.605072630"/>
  </office:meta>
</office:document-meta>
</file>